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102in"/>
    </style:style>
    <style:style style:name="co2" style:family="table-column">
      <style:table-column-properties fo:break-before="auto" style:column-width="1.2319in"/>
    </style:style>
    <style:style style:name="co3" style:family="table-column">
      <style:table-column-properties fo:break-before="auto" style:column-width="2.4598in"/>
    </style:style>
    <style:style style:name="co4" style:family="table-column">
      <style:table-column-properties fo:break-before="auto" style:column-width="0.4591in"/>
    </style:style>
    <style:style style:name="co5" style:family="table-column">
      <style:table-column-properties fo:break-before="auto" style:column-width="0.4807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0.5783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0.8181in"/>
    </style:style>
    <style:style style:name="co10" style:family="table-column">
      <style:table-column-properties fo:break-before="auto" style:column-width="0.8945in"/>
    </style:style>
    <style:style style:name="co11" style:family="table-column">
      <style:table-column-properties fo:break-before="auto" style:column-width="0.9161in"/>
    </style:style>
    <style:style style:name="co12" style:family="table-column">
      <style:table-column-properties fo:break-before="auto" style:column-width="0.9382in"/>
    </style:style>
    <style:style style:name="co13" style:family="table-column">
      <style:table-column-properties fo:break-before="auto" style:column-width="0.8291in"/>
    </style:style>
    <style:style style:name="co14" style:family="table-column">
      <style:table-column-properties fo:break-before="auto" style:column-width="0.9598in"/>
    </style:style>
    <style:style style:name="co15" style:family="table-column">
      <style:table-column-properties fo:break-before="auto" style:column-width="0.8508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Untitled1" style:base-cell-address="CurveMapping_BothHemispheres.D1"/>
    </style:style>
    <style:style style:name="ce2" style:family="table-cell" style:parent-style-name="Default">
      <style:map style:condition="cell-content()=1" style:apply-style-name="Untitled1" style:base-cell-address="CurveMapping_BothHemispheres.D1"/>
    </style:style>
    <style:style style:name="ce3" style:family="table-cell" style:parent-style-name="Default">
      <style:map style:condition="cell-content()=1" style:apply-style-name="Untitled1" style:base-cell-address="CurveMapping_BothHemispheres.D1"/>
    </style:style>
    <style:style style:name="ce4" style:family="table-cell" style:parent-style-name="Default">
      <style:map style:condition="cell-content()=1" style:apply-style-name="Untitled1" style:base-cell-address="CurveMapping_BothHemispheres.D79"/>
    </style:style>
    <style:style style:name="ce5" style:family="table-cell" style:parent-style-name="Default">
      <style:map style:condition="cell-content()=1" style:apply-style-name="Untitled1" style:base-cell-address="CurveMapping_BothHemispheres.D88"/>
    </style:style>
    <style:style style:name="ce6" style:family="table-cell" style:parent-style-name="Default">
      <style:map style:condition="cell-content()=1" style:apply-style-name="Untitled1" style:base-cell-address="CurveMapping_BothHemispheres.D97"/>
    </style:style>
    <style:style style:name="ce7" style:family="table-cell" style:parent-style-name="Default">
      <style:map style:condition="cell-content()=1" style:apply-style-name="Untitled1" style:base-cell-address="CurveMapping_BothHemispheres.D106"/>
    </style:style>
    <style:style style:name="ce8" style:family="table-cell" style:parent-style-name="Default">
      <style:map style:condition="cell-content()=1" style:apply-style-name="Untitled1" style:base-cell-address="CurveMapping_BothHemispheres.D1"/>
    </style:style>
    <style:style style:name="ce9" style:family="table-cell" style:parent-style-name="Default">
      <style:map style:condition="cell-content()=1" style:apply-style-name="Untitled1" style:base-cell-address="CurveMapping_BothHemispheres.D1"/>
    </style:style>
    <style:style style:name="ce10" style:family="table-cell" style:parent-style-name="Default">
      <style:map style:condition="cell-content()=1" style:apply-style-name="Untitled1" style:base-cell-address="CurveMapping_BothHemispheres.K79"/>
    </style:style>
    <style:style style:name="ce11" style:family="table-cell" style:parent-style-name="Default">
      <style:map style:condition="cell-content()=1" style:apply-style-name="Untitled1" style:base-cell-address="CurveMapping_BothHemispheres.K88"/>
    </style:style>
    <style:style style:name="ce12" style:family="table-cell" style:parent-style-name="Default">
      <style:map style:condition="cell-content()=1" style:apply-style-name="Untitled1" style:base-cell-address="CurveMapping_BothHemispheres.K97"/>
    </style:style>
    <style:style style:name="ce13" style:family="table-cell" style:parent-style-name="Default">
      <style:map style:condition="cell-content()=1" style:apply-style-name="Untitled1" style:base-cell-address="CurveMapping_BothHemispheres.D1"/>
    </style:style>
    <style:style style:name="ce14" style:family="table-cell" style:parent-style-name="Default">
      <style:map style:condition="cell-content()=1" style:apply-style-name="Untitled1" style:base-cell-address="CurveMapping_BothHemispheres.D1"/>
    </style:style>
    <style:style style:name="ce15" style:family="table-cell" style:parent-style-name="Default">
      <style:map style:condition="cell-content()=1" style:apply-style-name="Untitled1" style:base-cell-address="CurveMapping_BothHemispheres.L88"/>
    </style:style>
    <style:style style:name="ce16" style:family="table-cell" style:parent-style-name="Default">
      <style:map style:condition="cell-content()=1" style:apply-style-name="Untitled1" style:base-cell-address="CurveMapping_BothHemispheres.L91"/>
    </style:style>
    <style:style style:name="ce17" style:family="table-cell" style:parent-style-name="Default">
      <style:map style:condition="cell-content()=1" style:apply-style-name="Untitled1" style:base-cell-address="CurveMapping_BothHemispheres.D1"/>
    </style:style>
    <style:style style:name="ce18" style:family="table-cell" style:parent-style-name="Default">
      <style:map style:condition="cell-content()=1" style:apply-style-name="Untitled1" style:base-cell-address="CurveMapping_BothHemispheres.D1"/>
    </style:style>
  </office:automatic-styles>
  <office:body>
    <office:spreadsheet>
      <table:table table:name="CurveMapping_BothHemisphe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number-columns-repeated="2" table:default-cell-style-name="ce1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LeftStim</text:p>
          </table:table-cell>
          <table:table-cell office:value-type="string" calcext:value-type="string">
            <text:p>RightStim</text:p>
          </table:table-cell>
          <table:table-cell office:value-type="string" calcext:value-type="string">
            <text:p>CombinedStim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UR</text:p>
          </table:table-cell>
          <table:table-cell office:value-type="string" calcext:value-type="string">
            <text:p>GapDR</text:p>
          </table:table-cell>
          <table:table-cell office:value-type="string" calcext:value-type="string">
            <text:p>CurveSegL</text:p>
          </table:table-cell>
          <table:table-cell office:value-type="string" calcext:value-type="string">
            <text:p>CurveSeg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UR</text:p>
          </table:table-cell>
          <table:table-cell office:value-type="string" calcext:value-type="string">
            <text:p>CurveSegDR</text:p>
          </table:table-cell>
          <table:table-cell office:value-type="string" calcext:value-type="string">
            <text:p>PreSwitchUL</text:p>
          </table:table-cell>
          <table:table-cell office:value-type="string" calcext:value-type="string">
            <text:p>IndicatorUL</text:p>
          </table:table-cell>
          <table:table-cell office:value-type="string" calcext:value-type="string">
            <text:p>PreSwitchDL</text:p>
          </table:table-cell>
          <table:table-cell office:value-type="string" calcext:value-type="string">
            <text:p>IndicatorDL</text:p>
          </table:table-cell>
          <table:table-cell office:value-type="string" calcext:value-type="string">
            <text:p>PreSwitchUR</text:p>
          </table:table-cell>
          <table:table-cell office:value-type="string" calcext:value-type="string">
            <text:p>IndicatorUR</text:p>
          </table:table-cell>
          <table:table-cell office:value-type="string" calcext:value-type="string">
            <text:p>PreSwitchDR</text:p>
          </table:table-cell>
          <table:table-cell office:value-type="string" calcext:value-type="string">
            <text:p>IndicatorDR</text:p>
          </table:table-cell>
        </table:table-row>
        <table:table-row table:style-name="ro1">
          <table:table-cell office:value-type="string" calcext:value-type="string">
            <text:p>CircleDL</text:p>
          </table:table-cell>
          <table:table-cell office:value-type="string" calcext:value-type="string">
            <text:p>BlankR</text:p>
          </table:table-cell>
          <table:table-cell table:formula="of:=CONCATENATE([.A2];&quot;+&quot;;[.B2])" office:value-type="string" office:string-value="CircleDL+BlankR" calcext:value-type="string">
            <text:p>CircleDL+Blank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rcleUL</text:p>
          </table:table-cell>
          <table:table-cell office:value-type="string" calcext:value-type="string">
            <text:p>BlankR</text:p>
          </table:table-cell>
          <table:table-cell table:formula="of:=CONCATENATE([.A3];&quot;+&quot;;[.B3])" office:value-type="string" office:string-value="CircleUL+BlankR" calcext:value-type="string">
            <text:p>CircleUL+Blank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Circ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veSegDL</text:p>
          </table:table-cell>
          <table:table-cell office:value-type="string" calcext:value-type="string">
            <text:p>BlankR</text:p>
          </table:table-cell>
          <table:table-cell table:formula="of:=CONCATENATE([.A4];&quot;+&quot;;[.B4])" office:value-type="string" office:string-value="CurveSegDL+BlankR" calcext:value-type="string">
            <text:p>CurveSegDL+Blank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veSegUL</text:p>
          </table:table-cell>
          <table:table-cell office:value-type="string" calcext:value-type="string">
            <text:p>BlankR</text:p>
          </table:table-cell>
          <table:table-cell table:formula="of:=CONCATENATE([.A5];&quot;+&quot;;[.B5])" office:value-type="string" office:string-value="CurveSegUL+BlankR" calcext:value-type="string">
            <text:p>CurveSegUL+Blank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pDL</text:p>
          </table:table-cell>
          <table:table-cell office:value-type="string" calcext:value-type="string">
            <text:p>BlankR</text:p>
          </table:table-cell>
          <table:table-cell table:formula="of:=CONCATENATE([.A6];&quot;+&quot;;[.B6])" office:value-type="string" office:string-value="GapDL+BlankR" calcext:value-type="string">
            <text:p>GapDL+Blank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pL</text:p>
          </table:table-cell>
          <table:table-cell office:value-type="string" calcext:value-type="string">
            <text:p>BlankR</text:p>
          </table:table-cell>
          <table:table-cell table:formula="of:=CONCATENATE([.A7];&quot;+&quot;;[.B7])" office:value-type="string" office:string-value="GapL+BlankR" calcext:value-type="string">
            <text:p>GapL+Blank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pUL</text:p>
          </table:table-cell>
          <table:table-cell office:value-type="string" calcext:value-type="string">
            <text:p>BlankR</text:p>
          </table:table-cell>
          <table:table-cell table:formula="of:=CONCATENATE([.A8];&quot;+&quot;;[.B8])" office:value-type="string" office:string-value="GapUL+BlankR" calcext:value-type="string">
            <text:p>GapUL+Blank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nkL</text:p>
          </table:table-cell>
          <table:table-cell office:value-type="string" calcext:value-type="string">
            <text:p>CircleDR</text:p>
          </table:table-cell>
          <table:table-cell table:formula="of:=CONCATENATE([.A9];&quot;+&quot;;[.B9])" office:value-type="string" office:string-value="BlankL+CircleDR" calcext:value-type="string">
            <text:p>BlankL+Circl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6"/>
          <table:table-cell table:number-columns-repeated="2"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BlankL</text:p>
          </table:table-cell>
          <table:table-cell office:value-type="string" calcext:value-type="string">
            <text:p>CircleUR</text:p>
          </table:table-cell>
          <table:table-cell table:formula="of:=CONCATENATE([.A10];&quot;+&quot;;[.B10])" office:value-type="string" office:string-value="BlankL+CircleUR" calcext:value-type="string">
            <text:p>BlankL+Circl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string" calcext:value-type="string">
            <text:p>Cir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kL</text:p>
          </table:table-cell>
          <table:table-cell office:value-type="string" calcext:value-type="string">
            <text:p>CurveSegDR</text:p>
          </table:table-cell>
          <table:table-cell table:formula="of:=CONCATENATE([.A11];&quot;+&quot;;[.B11])" office:value-type="string" office:string-value="BlankL+CurveSegDR" calcext:value-type="string">
            <text:p>Blank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nkL</text:p>
          </table:table-cell>
          <table:table-cell office:value-type="string" calcext:value-type="string">
            <text:p>CurveSegUR</text:p>
          </table:table-cell>
          <table:table-cell table:formula="of:=CONCATENATE([.A12];&quot;+&quot;;[.B12])" office:value-type="string" office:string-value="BlankL+CurveSegUR" calcext:value-type="string">
            <text:p>Blank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nkL</text:p>
          </table:table-cell>
          <table:table-cell office:value-type="string" calcext:value-type="string">
            <text:p>GapDR</text:p>
          </table:table-cell>
          <table:table-cell table:formula="of:=CONCATENATE([.A13];&quot;+&quot;;[.B13])" office:value-type="string" office:string-value="BlankL+GapDR" calcext:value-type="string">
            <text:p>Blank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nkL</text:p>
          </table:table-cell>
          <table:table-cell office:value-type="string" calcext:value-type="string">
            <text:p>GapR</text:p>
          </table:table-cell>
          <table:table-cell table:formula="of:=CONCATENATE([.A14];&quot;+&quot;;[.B14])" office:value-type="string" office:string-value="BlankL+GapR" calcext:value-type="string">
            <text:p>BlankL+Gap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nkL</text:p>
          </table:table-cell>
          <table:table-cell office:value-type="string" calcext:value-type="string">
            <text:p>GapUR</text:p>
          </table:table-cell>
          <table:table-cell table:formula="of:=CONCATENATE([.A15];&quot;+&quot;;[.B15])" office:value-type="string" office:string-value="BlankL+GapUR" calcext:value-type="string">
            <text:p>Blank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63">
          <table:table-cell table:number-columns-repeated="23"/>
        </table:table-row>
        <table:table-row table:style-name="ro1" table:number-rows-repeated="9">
          <table:table-cell table:number-columns-repeated="3"/>
          <table:table-cell table:style-name="ce4" table:number-columns-repeated="7"/>
          <table:table-cell table:style-name="ce10"/>
          <table:table-cell table:style-name="ce4" table:number-columns-repeated="4"/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ce5" table:number-columns-repeated="7"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ce5" table:number-columns-repeated="7"/>
          <table:table-cell table:style-name="ce11"/>
          <table:table-cell table:style-name="ce16" table:number-columns-repeated="2"/>
          <table:table-cell table:style-name="ce15" table:number-columns-repeated="2"/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ce5" table:number-columns-repeated="7"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1">
          <table:table-cell table:number-columns-repeated="3"/>
          <table:table-cell table:style-name="ce6" table:number-columns-repeated="7"/>
          <table:table-cell table:style-name="ce12"/>
          <table:table-cell table:style-name="ce6" table:number-columns-repeated="4"/>
          <table:table-cell table:number-columns-repeated="8"/>
        </table:table-row>
        <table:table-row table:style-name="ro1" table:number-rows-repeated="8">
          <table:table-cell table:number-columns-repeated="3"/>
          <table:table-cell table:style-name="ce6"/>
          <table:table-cell table:style-name="ce8" table:number-columns-repeated="6"/>
          <table:table-cell table:style-name="ce13"/>
          <table:table-cell table:style-name="ce8" table:number-columns-repeated="4"/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ce7"/>
          <table:table-cell table:style-name="ce9" table:number-columns-repeated="6"/>
          <table:table-cell table:style-name="ce14"/>
          <table:table-cell table:style-name="ce17" table:number-columns-repeated="4"/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ce7"/>
          <table:table-cell table:style-name="ce9" table:number-columns-repeated="6"/>
          <table:table-cell table:style-name="ce14"/>
          <table:table-cell table:style-name="ce18" table:number-columns-repeated="2"/>
          <table:table-cell table:style-name="ce17" table:number-columns-repeated="2"/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ce7"/>
          <table:table-cell table:style-name="ce9" table:number-columns-repeated="6"/>
          <table:table-cell table:style-name="ce14"/>
          <table:table-cell table:style-name="ce17" table:number-columns-repeated="4"/>
          <table:table-cell table:number-columns-repeated="8"/>
        </table:table-row>
        <table:table-row table:style-name="ro1" table:number-rows-repeated="1048336">
          <table:table-cell table:number-columns-repeated="23"/>
        </table:table-row>
        <table:table-row table:style-name="ro1">
          <table:table-cell table:number-columns-repeated="23"/>
        </table:table-row>
        <calcext:conditional-formats>
          <calcext:conditional-format calcext:target-range-address="CurveMapping_BothHemispheres.D115:CurveMapping_BothHemispheres.D1048451 CurveMapping_BothHemispheres.D15:CurveMapping_BothHemispheres.O78 CurveMapping_BothHemispheres.E98:CurveMapping_BothHemispheres.O1048451 CurveMapping_BothHemispheres.D1:CurveMapping_BothHemispheres.O6 CurveMapping_BothHemispheres.D8:CurveMapping_BothHemispheres.O13">
            <calcext:condition calcext:apply-style-name="Untitled1" calcext:value="=1" calcext:base-cell-address="CurveMapping_BothHemispheres.D1"/>
          </calcext:conditional-format>
          <calcext:conditional-format calcext:target-range-address="CurveMapping_BothHemispheres.D79:CurveMapping_BothHemispheres.J87 CurveMapping_BothHemispheres.L79:CurveMapping_BothHemispheres.O87">
            <calcext:condition calcext:apply-style-name="Untitled1" calcext:value="=1" calcext:base-cell-address="CurveMapping_BothHemispheres.D79"/>
          </calcext:conditional-format>
          <calcext:conditional-format calcext:target-range-address="CurveMapping_BothHemispheres.K79:CurveMapping_BothHemispheres.K87">
            <calcext:condition calcext:apply-style-name="Untitled1" calcext:value="=1" calcext:base-cell-address="CurveMapping_BothHemispheres.K79"/>
          </calcext:conditional-format>
          <calcext:conditional-format calcext:target-range-address="CurveMapping_BothHemispheres.N88:CurveMapping_BothHemispheres.O96 CurveMapping_BothHemispheres.L88:CurveMapping_BothHemispheres.M90 CurveMapping_BothHemispheres.L94:CurveMapping_BothHemispheres.M96">
            <calcext:condition calcext:apply-style-name="Untitled1" calcext:value="=1" calcext:base-cell-address="CurveMapping_BothHemispheres.L88"/>
          </calcext:conditional-format>
          <calcext:conditional-format calcext:target-range-address="CurveMapping_BothHemispheres.K88:CurveMapping_BothHemispheres.K96">
            <calcext:condition calcext:apply-style-name="Untitled1" calcext:value="=1" calcext:base-cell-address="CurveMapping_BothHemispheres.K88"/>
          </calcext:conditional-format>
          <calcext:conditional-format calcext:target-range-address="CurveMapping_BothHemispheres.D88:CurveMapping_BothHemispheres.J96">
            <calcext:condition calcext:apply-style-name="Untitled1" calcext:value="=1" calcext:base-cell-address="CurveMapping_BothHemispheres.D88"/>
          </calcext:conditional-format>
          <calcext:conditional-format calcext:target-range-address="CurveMapping_BothHemispheres.L91:CurveMapping_BothHemispheres.M93">
            <calcext:condition calcext:apply-style-name="Untitled1" calcext:value="=1" calcext:base-cell-address="CurveMapping_BothHemispheres.L91"/>
          </calcext:conditional-format>
          <calcext:conditional-format calcext:target-range-address="CurveMapping_BothHemispheres.D97:CurveMapping_BothHemispheres.J105 CurveMapping_BothHemispheres.L97:CurveMapping_BothHemispheres.O105">
            <calcext:condition calcext:apply-style-name="Untitled1" calcext:value="=1" calcext:base-cell-address="CurveMapping_BothHemispheres.D97"/>
          </calcext:conditional-format>
          <calcext:conditional-format calcext:target-range-address="CurveMapping_BothHemispheres.K97:CurveMapping_BothHemispheres.K105">
            <calcext:condition calcext:apply-style-name="Untitled1" calcext:value="=1" calcext:base-cell-address="CurveMapping_BothHemispheres.K97"/>
          </calcext:conditional-format>
          <calcext:conditional-format calcext:target-range-address="CurveMapping_BothHemispheres.N106:CurveMapping_BothHemispheres.O114 CurveMapping_BothHemispheres.L106:CurveMapping_BothHemispheres.M108 CurveMapping_BothHemispheres.L112:CurveMapping_BothHemispheres.M114">
            <calcext:condition calcext:apply-style-name="Untitled1" calcext:value="=1" calcext:base-cell-address="CurveMapping_BothHemispheres.L106"/>
          </calcext:conditional-format>
          <calcext:conditional-format calcext:target-range-address="CurveMapping_BothHemispheres.K106:CurveMapping_BothHemispheres.K114">
            <calcext:condition calcext:apply-style-name="Untitled1" calcext:value="=1" calcext:base-cell-address="CurveMapping_BothHemispheres.K106"/>
          </calcext:conditional-format>
          <calcext:conditional-format calcext:target-range-address="CurveMapping_BothHemispheres.D106:CurveMapping_BothHemispheres.J114">
            <calcext:condition calcext:apply-style-name="Untitled1" calcext:value="=1" calcext:base-cell-address="CurveMapping_BothHemispheres.D106"/>
          </calcext:conditional-format>
          <calcext:conditional-format calcext:target-range-address="CurveMapping_BothHemispheres.L109:CurveMapping_BothHemispheres.M111">
            <calcext:condition calcext:apply-style-name="Untitled1" calcext:value="=1" calcext:base-cell-address="CurveMapping_BothHemispheres.L109"/>
          </calcext:conditional-format>
          <calcext:conditional-format calcext:target-range-address="CurveMapping_BothHemispheres.D7:CurveMapping_BothHemispheres.O7">
            <calcext:condition calcext:apply-style-name="Untitled1" calcext:value="=1" calcext:base-cell-address="CurveMapping_BothHemispheres.D7"/>
          </calcext:conditional-format>
          <calcext:conditional-format calcext:target-range-address="CurveMapping_BothHemispheres.D14:CurveMapping_BothHemispheres.O14">
            <calcext:condition calcext:apply-style-name="Untitled1" calcext:value="=1" calcext:base-cell-address="CurveMapping_BothHemispheres.D14"/>
          </calcext:conditional-format>
        </calcext:conditional-formats>
      </table:table>
      <table:named-expressions/>
      <table:database-ranges>
        <table:database-range table:name="__Anonymous_Sheet_DB__0" table:target-range-address="CurveMapping_BothHemispheres.A1:CurveMapping_BothHemispheres.W11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6:20:26.033955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8T16:33:36.383343931</dc:date>
    <meta:editing-duration>PT41M14S</meta:editing-duration>
    <meta:editing-cycles>9</meta:editing-cycles>
    <meta:generator>LibreOffice/4.3.3.2$Linux_X86_64 LibreOffice_project/430m0$Build-2</meta:generator>
    <meta:document-statistic meta:table-count="1" meta:cell-count="241" meta:object-count="0"/>
  </office:meta>
</office:document-meta>
</file>